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rong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.26" calcext:value-type="float">
            <text:p>262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:22.2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2.29" calcext:value-type="float">
            <text:p>262.29</text:p>
          </table:table-cell>
          <table:table-cell office:value-type="string" calcext:value-type="string">
            <text:p>serial</text:p>
          </table:table-cell>
          <table:table-cell table:formula="of:=ROUND(([.B3]+[.B19]+[.B35])/3;2)" office:value-type="float" office:value="262.46" calcext:value-type="float">
            <text:p>262.46</text:p>
          </table:table-cell>
          <table:table-cell table:formula="of:=(MAX([.B3];[.B19];[.B35]) - MIN([.B3];[.B19];[.B35]) )/2" office:value-type="float" office:value="0.155000000000001" calcext:value-type="float">
            <text:p>0.155000000000001</text:p>
          </table:table-cell>
          <table:table-cell table:formula="of:=ROUND(([.C3]+[.C19]+[.C35])/3;2)" office:value-type="float" office:value="0" calcext:value-type="float">
            <text:p>0</text:p>
          </table:table-cell>
          <table:table-cell table:formula="of:=(MAX([.C3];[.C19];[.C35]) - MIN([.C3];[.C19];[.C35]) )/2" office:value-type="float" office:value="0" calcext:value-type="float">
            <text:p>0</text:p>
          </table:table-cell>
          <table:table-cell table:style-name="ce2" table:formula="of:=ROUND(([.G3]+[.G19]+[.G35])/3;2)" office:value-type="float" office:value="262.49" calcext:value-type="float">
            <text:p>262.49</text:p>
          </table:table-cell>
          <table:table-cell table:style-name="ce2" table:formula="of:=ROUND((MAX([.G3];[.G19];[.G35]) -  MIN([.G3];[.G19];[.G35])  )/2;2)" office:value-type="float" office:value="0.16" calcext:value-type="float">
            <text:p>0.16</text:p>
          </table:table-cell>
          <table:table-cell table:formula="of:=ROUND(([.E3]+[.E19]+[.E35])/3;2)" office:value-type="float" office:value="99" calcext:value-type="float">
            <text:p>99</text:p>
          </table:table-cell>
          <table:table-cell table:formula="of:=(MAX([.E3];[.E19];[.E35]) - MIN([.E3];[.E19];[.E35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.14" calcext:value-type="float">
            <text:p>263.1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4:23.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3.39" calcext:value-type="float">
            <text:p>263.39</text:p>
          </table:table-cell>
          <table:table-cell office:value-type="float" office:value="1" calcext:value-type="float">
            <text:p>1</text:p>
          </table:table-cell>
          <table:table-cell table:formula="of:=ROUND(([.B4]+[.B20]+[.B36])/3;2)" office:value-type="float" office:value="263.72" calcext:value-type="float">
            <text:p>263.72</text:p>
          </table:table-cell>
          <table:table-cell table:formula="of:=(MAX([.B4];[.B20];[.B36]) - MIN([.B4];[.B20];[.B36]) )/2" office:value-type="float" office:value="0.855000000000018" calcext:value-type="float">
            <text:p>0.855000000000018</text:p>
          </table:table-cell>
          <table:table-cell table:formula="of:=ROUND(([.C4]+[.C20]+[.C36])/3;2)" office:value-type="float" office:value="0.3" calcext:value-type="float">
            <text:p>0.3</text:p>
          </table:table-cell>
          <table:table-cell table:formula="of:=(MAX([.C4];[.C20];[.C36]) - MIN([.C4];[.C20];[.C36]) )/2" office:value-type="float" office:value="0.135" calcext:value-type="float">
            <text:p>0.135</text:p>
          </table:table-cell>
          <table:table-cell table:style-name="ce2" table:formula="of:=ROUND(([.G4]+[.G20]+[.G36])/3;2)" office:value-type="float" office:value="263.88" calcext:value-type="float">
            <text:p>263.88</text:p>
          </table:table-cell>
          <table:table-cell table:style-name="ce2" table:formula="of:=ROUND((MAX([.G4];[.G20];[.G36]) -  MIN([.G4];[.G20];[.G36])  )/2;2)" office:value-type="float" office:value="0.85" calcext:value-type="float">
            <text:p>0.85</text:p>
          </table:table-cell>
          <table:table-cell table:formula="of:=ROUND(([.E4]+[.E20]+[.E36])/3;2)" office:value-type="float" office:value="99.67" calcext:value-type="float">
            <text:p>99.67</text:p>
          </table:table-cell>
          <table:table-cell table:formula="of:=(MAX([.E4];[.E20];[.E36]) - MIN([.E4];[.E20];[.E36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7.61" calcext:value-type="float">
            <text:p>267.6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1:07.1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67.17" calcext:value-type="float">
            <text:p>67.17</text:p>
          </table:table-cell>
          <table:table-cell office:value-type="float" office:value="4" calcext:value-type="float">
            <text:p>4</text:p>
          </table:table-cell>
          <table:table-cell table:formula="of:=ROUND(([.B5]+[.B21]+[.B37])/3;2)" office:value-type="float" office:value="264.99" calcext:value-type="float">
            <text:p>264.99</text:p>
          </table:table-cell>
          <table:table-cell table:formula="of:=(MAX([.B5];[.B21];[.B37]) - MIN([.B5];[.B21];[.B37]) )/2" office:value-type="float" office:value="1.97" calcext:value-type="float">
            <text:p>1.97</text:p>
          </table:table-cell>
          <table:table-cell table:formula="of:=ROUND(([.C5]+[.C21]+[.C37])/3;2)" office:value-type="float" office:value="0.76" calcext:value-type="float">
            <text:p>0.76</text:p>
          </table:table-cell>
          <table:table-cell table:formula="of:=(MAX([.C5];[.C21];[.C37]) - MIN([.C5];[.C21];[.C37]) )/2" office:value-type="float" office:value="0.035" calcext:value-type="float">
            <text:p>0.035</text:p>
          </table:table-cell>
          <table:table-cell table:style-name="ce2" table:formula="of:=ROUND(([.G5]+[.G21]+[.G37])/3;2)" office:value-type="float" office:value="66.52" calcext:value-type="float">
            <text:p>66.52</text:p>
          </table:table-cell>
          <table:table-cell table:style-name="ce2" table:formula="of:=ROUND((MAX([.G5];[.G21];[.G37]) -  MIN([.G5];[.G21];[.G37])  )/2;2)" office:value-type="float" office:value="0.49" calcext:value-type="float">
            <text:p>0.49</text:p>
          </table:table-cell>
          <table:table-cell table:formula="of:=ROUND(([.E5]+[.E21]+[.E37])/3;2)" office:value-type="float" office:value="399" calcext:value-type="float">
            <text:p>399</text:p>
          </table:table-cell>
          <table:table-cell table:formula="of:=(MAX([.E5];[.E21];[.E37]) - MIN([.E5];[.E21];[.E37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4.54" calcext:value-type="float">
            <text:p>264.54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<text:s/>0:33.3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3.39" calcext:value-type="float">
            <text:p>33.39</text:p>
          </table:table-cell>
          <table:table-cell office:value-type="float" office:value="8" calcext:value-type="float">
            <text:p>8</text:p>
          </table:table-cell>
          <table:table-cell table:formula="of:=ROUND(([.B6]+[.B22]+[.B38])/3;2)" office:value-type="float" office:value="266.38" calcext:value-type="float">
            <text:p>266.38</text:p>
          </table:table-cell>
          <table:table-cell table:formula="of:=(MAX([.B6];[.B22];[.B38]) - MIN([.B6];[.B22];[.B38]) )/2" office:value-type="float" office:value="1.59" calcext:value-type="float">
            <text:p>1.59</text:p>
          </table:table-cell>
          <table:table-cell table:formula="of:=ROUND(([.C6]+[.C22]+[.C38])/3;2)" office:value-type="float" office:value="1.47" calcext:value-type="float">
            <text:p>1.47</text:p>
          </table:table-cell>
          <table:table-cell table:formula="of:=(MAX([.C6];[.C22];[.C38]) - MIN([.C6];[.C22];[.C38]) )/2" office:value-type="float" office:value="0.0750000000000001" calcext:value-type="float">
            <text:p>0.075</text:p>
          </table:table-cell>
          <table:table-cell table:style-name="ce2" table:formula="of:=ROUND(([.G6]+[.G22]+[.G38])/3;2)" office:value-type="float" office:value="33.7" calcext:value-type="float">
            <text:p>33.7</text:p>
          </table:table-cell>
          <table:table-cell table:style-name="ce2" table:formula="of:=ROUND((MAX([.G6];[.G22];[.G38]) -  MIN([.G6];[.G22];[.G38])  )/2;2)" office:value-type="float" office:value="0.25" calcext:value-type="float">
            <text:p>0.25</text:p>
          </table:table-cell>
          <table:table-cell table:formula="of:=ROUND(([.E6]+[.E22]+[.E38])/3;2)" office:value-type="float" office:value="794" calcext:value-type="float">
            <text:p>794</text:p>
          </table:table-cell>
          <table:table-cell table:formula="of:=(MAX([.E6];[.E22];[.E38]) - MIN([.E6];[.E22];[.E38]) )/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6.7" calcext:value-type="float">
            <text:p>266.7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0:22.6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table:formula="of:=ROUND(([.B7]+[.B23]+[.B39])/3;2)" office:value-type="float" office:value="266.42" calcext:value-type="float">
            <text:p>266.42</text:p>
          </table:table-cell>
          <table:table-cell table:formula="of:=(MAX([.B7];[.B23];[.B39]) - MIN([.B7];[.B23];[.B39]) )/2" office:value-type="float" office:value="0.335000000000008" calcext:value-type="float">
            <text:p>0.335000000000008</text:p>
          </table:table-cell>
          <table:table-cell table:formula="of:=ROUND(([.C7]+[.C23]+[.C39])/3;2)" office:value-type="float" office:value="2.29" calcext:value-type="float">
            <text:p>2.29</text:p>
          </table:table-cell>
          <table:table-cell table:formula="of:=(MAX([.C7];[.C23];[.C39]) - MIN([.C7];[.C23];[.C39]) )/2" office:value-type="float" office:value="0.0249999999999999" calcext:value-type="float">
            <text:p>0.025</text:p>
          </table:table-cell>
          <table:table-cell table:style-name="ce2" table:formula="of:=ROUND(([.G7]+[.G23]+[.G39])/3;2)" office:value-type="float" office:value="22.56" calcext:value-type="float">
            <text:p>22.56</text:p>
          </table:table-cell>
          <table:table-cell table:style-name="ce2" table:formula="of:=ROUND((MAX([.G7];[.G23];[.G39]) -  MIN([.G7];[.G23];[.G39])  )/2;2)" office:value-type="float" office:value="0.05" calcext:value-type="float">
            <text:p>0.05</text:p>
          </table:table-cell>
          <table:table-cell table:formula="of:=ROUND(([.E7]+[.E23]+[.E39])/3;2)" office:value-type="float" office:value="1190.33" calcext:value-type="float">
            <text:p>1190.33</text:p>
          </table:table-cell>
          <table:table-cell table:formula="of:=(MAX([.E7];[.E23];[.E39]) - MIN([.E7];[.E23];[.E39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8.54" calcext:value-type="float">
            <text:p>268.54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/>0:17.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17.19" calcext:value-type="float">
            <text:p>17.19</text:p>
          </table:table-cell>
          <table:table-cell office:value-type="float" office:value="16" calcext:value-type="float">
            <text:p>16</text:p>
          </table:table-cell>
          <table:table-cell table:formula="of:=ROUND(([.B8]+[.B24]+[.B40])/3;2)" office:value-type="float" office:value="269.3" calcext:value-type="float">
            <text:p>269.3</text:p>
          </table:table-cell>
          <table:table-cell table:formula="of:=(MAX([.B8];[.B24];[.B40]) - MIN([.B8];[.B24];[.B40]) )/2" office:value-type="float" office:value="0.609999999999985" calcext:value-type="float">
            <text:p>0.609999999999985</text:p>
          </table:table-cell>
          <table:table-cell table:formula="of:=ROUND(([.C8]+[.C24]+[.C40])/3;2)" office:value-type="float" office:value="3.22" calcext:value-type="float">
            <text:p>3.22</text:p>
          </table:table-cell>
          <table:table-cell table:formula="of:=(MAX([.C8];[.C24];[.C40]) - MIN([.C8];[.C24];[.C40]) )/2" office:value-type="float" office:value="0.075" calcext:value-type="float">
            <text:p>0.075</text:p>
          </table:table-cell>
          <table:table-cell table:style-name="ce2" table:formula="of:=ROUND(([.G8]+[.G24]+[.G40])/3;2)" office:value-type="float" office:value="17.23" calcext:value-type="float">
            <text:p>17.23</text:p>
          </table:table-cell>
          <table:table-cell table:style-name="ce2" table:formula="of:=ROUND((MAX([.G8];[.G24];[.G40]) -  MIN([.G8];[.G24];[.G40])  )/2;2)" office:value-type="float" office:value="0.03" calcext:value-type="float">
            <text:p>0.03</text:p>
          </table:table-cell>
          <table:table-cell table:formula="of:=ROUND(([.E8]+[.E24]+[.E40])/3;2)" office:value-type="float" office:value="1581" calcext:value-type="float">
            <text:p>1581</text:p>
          </table:table-cell>
          <table:table-cell table:formula="of:=(MAX([.E8];[.E24];[.E40]) - MIN([.E8];[.E24];[.E40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72.5" calcext:value-type="float">
            <text:p>272.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0:14.08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14.08" calcext:value-type="float">
            <text:p>14.08</text:p>
          </table:table-cell>
          <table:table-cell office:value-type="float" office:value="20" calcext:value-type="float">
            <text:p>20</text:p>
          </table:table-cell>
          <table:table-cell table:formula="of:=ROUND(([.B9]+[.B25]+[.B41])/3;2)" office:value-type="float" office:value="277.13" calcext:value-type="float">
            <text:p>277.13</text:p>
          </table:table-cell>
          <table:table-cell table:formula="of:=(MAX([.B9];[.B25];[.B41]) - MIN([.B9];[.B25];[.B41]) )/2" office:value-type="float" office:value="6.91" calcext:value-type="float">
            <text:p>6.91</text:p>
          </table:table-cell>
          <table:table-cell table:formula="of:=ROUND(([.C9]+[.C25]+[.C41])/3;2)" office:value-type="float" office:value="4.51" calcext:value-type="float">
            <text:p>4.51</text:p>
          </table:table-cell>
          <table:table-cell table:formula="of:=(MAX([.C9];[.C25];[.C41]) - MIN([.C9];[.C25];[.C41]) )/2" office:value-type="float" office:value="0.0599999999999996" calcext:value-type="float">
            <text:p>0.06</text:p>
          </table:table-cell>
          <table:table-cell table:style-name="ce2" table:formula="of:=ROUND(([.G9]+[.G25]+[.G41])/3;2)" office:value-type="float" office:value="14.43" calcext:value-type="float">
            <text:p>14.43</text:p>
          </table:table-cell>
          <table:table-cell table:style-name="ce2" table:formula="of:=ROUND((MAX([.G9];[.G25];[.G41]) -  MIN([.G9];[.G25];[.G41])  )/2;2)" office:value-type="float" office:value="0.5" calcext:value-type="float">
            <text:p>0.5</text:p>
          </table:table-cell>
          <table:table-cell table:formula="of:=ROUND(([.E9]+[.E25]+[.E41])/3;2)" office:value-type="float" office:value="1951.67" calcext:value-type="float">
            <text:p>1951.67</text:p>
          </table:table-cell>
          <table:table-cell table:formula="of:=(MAX([.E9];[.E25];[.E41]) - MIN([.E9];[.E25];[.E41]) )/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75.74" calcext:value-type="float">
            <text:p>275.74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<text:s/>0:12.04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12.04" calcext:value-type="float">
            <text:p>12.04</text:p>
          </table:table-cell>
          <table:table-cell office:value-type="float" office:value="24" calcext:value-type="float">
            <text:p>24</text:p>
          </table:table-cell>
          <table:table-cell table:formula="of:=ROUND(([.B10]+[.B26]+[.B42])/3;2)" office:value-type="float" office:value="276.93" calcext:value-type="float">
            <text:p>276.93</text:p>
          </table:table-cell>
          <table:table-cell table:formula="of:=(MAX([.B10];[.B26];[.B42]) - MIN([.B10];[.B26];[.B42]) )/2" office:value-type="float" office:value="1.94000000000003" calcext:value-type="float">
            <text:p>1.94000000000003</text:p>
          </table:table-cell>
          <table:table-cell table:formula="of:=ROUND(([.C10]+[.C26]+[.C42])/3;2)" office:value-type="float" office:value="5.96" calcext:value-type="float">
            <text:p>5.96</text:p>
          </table:table-cell>
          <table:table-cell table:formula="of:=(MAX([.C10];[.C26];[.C42]) - MIN([.C10];[.C26];[.C42]) )/2" office:value-type="float" office:value="0.0250000000000004" calcext:value-type="float">
            <text:p>0.025</text:p>
          </table:table-cell>
          <table:table-cell table:style-name="ce2" table:formula="of:=ROUND(([.G10]+[.G26]+[.G42])/3;2)" office:value-type="float" office:value="12.14" calcext:value-type="float">
            <text:p>12.14</text:p>
          </table:table-cell>
          <table:table-cell table:style-name="ce2" table:formula="of:=ROUND((MAX([.G10];[.G26];[.G42]) -  MIN([.G10];[.G26];[.G42])  )/2;2)" office:value-type="float" office:value="0.16" calcext:value-type="float">
            <text:p>0.16</text:p>
          </table:table-cell>
          <table:table-cell table:formula="of:=ROUND(([.E10]+[.E26]+[.E42])/3;2)" office:value-type="float" office:value="2328.33" calcext:value-type="float">
            <text:p>2328.33</text:p>
          </table:table-cell>
          <table:table-cell table:formula="of:=(MAX([.E10];[.E26];[.E42]) - MIN([.E10];[.E26];[.E42]) )/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03.12" calcext:value-type="float">
            <text:p>303.1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<text:s/>0:11.55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11.55" calcext:value-type="float">
            <text:p>11.55</text:p>
          </table:table-cell>
          <table:table-cell office:value-type="float" office:value="28" calcext:value-type="float">
            <text:p>28</text:p>
          </table:table-cell>
          <table:table-cell table:formula="of:=ROUND(([.B11]+[.B27]+[.B43])/3;2)" office:value-type="float" office:value="303.27" calcext:value-type="float">
            <text:p>303.27</text:p>
          </table:table-cell>
          <table:table-cell table:formula="of:=(MAX([.B11];[.B27];[.B43]) - MIN([.B11];[.B27];[.B43]) )/2" office:value-type="float" office:value="6.715" calcext:value-type="float">
            <text:p>6.715</text:p>
          </table:table-cell>
          <table:table-cell table:formula="of:=ROUND(([.C11]+[.C27]+[.C43])/3;2)" office:value-type="float" office:value="8.6" calcext:value-type="float">
            <text:p>8.6</text:p>
          </table:table-cell>
          <table:table-cell table:formula="of:=(MAX([.C11];[.C27];[.C43]) - MIN([.C11];[.C27];[.C43]) )/2" office:value-type="float" office:value="0.155" calcext:value-type="float">
            <text:p>0.155</text:p>
          </table:table-cell>
          <table:table-cell table:style-name="ce2" table:formula="of:=ROUND(([.G11]+[.G27]+[.G43])/3;2)" office:value-type="float" office:value="11.52" calcext:value-type="float">
            <text:p>11.52</text:p>
          </table:table-cell>
          <table:table-cell table:style-name="ce2" table:formula="of:=ROUND((MAX([.G11];[.G27];[.G43]) -  MIN([.G11];[.G27];[.G43])  )/2;2)" office:value-type="float" office:value="0.26" calcext:value-type="float">
            <text:p>0.26</text:p>
          </table:table-cell>
          <table:table-cell table:formula="of:=ROUND(([.E11]+[.E27]+[.E43])/3;2)" office:value-type="float" office:value="2705" calcext:value-type="float">
            <text:p>2705</text:p>
          </table:table-cell>
          <table:table-cell table:formula="of:=(MAX([.E11];[.E27];[.E43]) - MIN([.E11];[.E27];[.E43]) )/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8" calcext:value-type="float">
            <text:p>308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<text:s/>0:10.31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10.31" calcext:value-type="float">
            <text:p>10.31</text:p>
          </table:table-cell>
          <table:table-cell office:value-type="float" office:value="32" calcext:value-type="float">
            <text:p>32</text:p>
          </table:table-cell>
          <table:table-cell table:formula="of:=ROUND(([.B12]+[.B28]+[.B44])/3;2)" office:value-type="float" office:value="307.54" calcext:value-type="float">
            <text:p>307.54</text:p>
          </table:table-cell>
          <table:table-cell table:formula="of:=(MAX([.B12];[.B28];[.B44]) - MIN([.B12];[.B28];[.B44]) )/2" office:value-type="float" office:value="2.08499999999998" calcext:value-type="float">
            <text:p>2.08499999999998</text:p>
          </table:table-cell>
          <table:table-cell table:formula="of:=ROUND(([.C12]+[.C28]+[.C44])/3;2)" office:value-type="float" office:value="10.32" calcext:value-type="float">
            <text:p>10.32</text:p>
          </table:table-cell>
          <table:table-cell table:formula="of:=(MAX([.C12];[.C28];[.C44]) - MIN([.C12];[.C28];[.C44]) )/2" office:value-type="float" office:value="0.255" calcext:value-type="float">
            <text:p>0.255</text:p>
          </table:table-cell>
          <table:table-cell table:style-name="ce2" table:formula="of:=ROUND(([.G12]+[.G28]+[.G44])/3;2)" office:value-type="float" office:value="10.44" calcext:value-type="float">
            <text:p>10.44</text:p>
          </table:table-cell>
          <table:table-cell table:style-name="ce2" table:formula="of:=ROUND((MAX([.G12];[.G28];[.G44]) -  MIN([.G12];[.G28];[.G44])  )/2;2)" office:value-type="float" office:value="0.16" calcext:value-type="float">
            <text:p>0.16</text:p>
          </table:table-cell>
          <table:table-cell table:formula="of:=ROUND(([.E12]+[.E28]+[.E44])/3;2)" office:value-type="float" office:value="3044" calcext:value-type="float">
            <text:p>3044</text:p>
          </table:table-cell>
          <table:table-cell table:formula="of:=(MAX([.E12];[.E28];[.E44]) - MIN([.E12];[.E28];[.E44]) )/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15.03" calcext:value-type="float">
            <text:p>315.03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0:09.5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9.52" calcext:value-type="float">
            <text:p>9.52</text:p>
          </table:table-cell>
          <table:table-cell office:value-type="float" office:value="36" calcext:value-type="float">
            <text:p>36</text:p>
          </table:table-cell>
          <table:table-cell table:formula="of:=ROUND(([.B13]+[.B29]+[.B45])/3;2)" office:value-type="float" office:value="310.75" calcext:value-type="float">
            <text:p>310.75</text:p>
          </table:table-cell>
          <table:table-cell table:formula="of:=(MAX([.B13];[.B29];[.B45]) - MIN([.B13];[.B29];[.B45]) )/2" office:value-type="float" office:value="3.83499999999998" calcext:value-type="float">
            <text:p>3.83499999999998</text:p>
          </table:table-cell>
          <table:table-cell table:formula="of:=ROUND(([.C13]+[.C29]+[.C45])/3;2)" office:value-type="float" office:value="12.69" calcext:value-type="float">
            <text:p>12.69</text:p>
          </table:table-cell>
          <table:table-cell table:formula="of:=(MAX([.C13];[.C29];[.C45]) - MIN([.C13];[.C29];[.C45]) )/2" office:value-type="float" office:value="0.225000000000001" calcext:value-type="float">
            <text:p>0.225000000000001</text:p>
          </table:table-cell>
          <table:table-cell table:style-name="ce2" table:formula="of:=ROUND(([.G13]+[.G29]+[.G45])/3;2)" office:value-type="float" office:value="9.42" calcext:value-type="float">
            <text:p>9.42</text:p>
          </table:table-cell>
          <table:table-cell table:style-name="ce2" table:formula="of:=ROUND((MAX([.G13];[.G29];[.G45]) -  MIN([.G13];[.G29];[.G45])  )/2;2)" office:value-type="float" office:value="0.11" calcext:value-type="float">
            <text:p>0.11</text:p>
          </table:table-cell>
          <table:table-cell table:formula="of:=ROUND(([.E13]+[.E29]+[.E45])/3;2)" office:value-type="float" office:value="3433.33" calcext:value-type="float">
            <text:p>3433.33</text:p>
          </table:table-cell>
          <table:table-cell table:formula="of:=(MAX([.E13];[.E29];[.E45]) - MIN([.E13];[.E29];[.E45]) )/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5.3" calcext:value-type="float">
            <text:p>315.3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<text:s/>0:08.81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8.81" calcext:value-type="float">
            <text:p>8.81</text:p>
          </table:table-cell>
          <table:table-cell office:value-type="float" office:value="40" calcext:value-type="float">
            <text:p>40</text:p>
          </table:table-cell>
          <table:table-cell table:formula="of:=ROUND(([.B14]+[.B30]+[.B46])/3;2)" office:value-type="float" office:value="316.39" calcext:value-type="float">
            <text:p>316.39</text:p>
          </table:table-cell>
          <table:table-cell table:formula="of:=(MAX([.B14];[.B30];[.B46]) - MIN([.B14];[.B30];[.B46]) )/2" office:value-type="float" office:value="1.78" calcext:value-type="float">
            <text:p>1.78</text:p>
          </table:table-cell>
          <table:table-cell table:formula="of:=ROUND(([.C14]+[.C30]+[.C46])/3;2)" office:value-type="float" office:value="15.75" calcext:value-type="float">
            <text:p>15.75</text:p>
          </table:table-cell>
          <table:table-cell table:formula="of:=(MAX([.C14];[.C30];[.C46]) - MIN([.C14];[.C30];[.C46]) )/2" office:value-type="float" office:value="0.57" calcext:value-type="float">
            <text:p>0.57</text:p>
          </table:table-cell>
          <table:table-cell table:style-name="ce2" table:formula="of:=ROUND(([.G14]+[.G30]+[.G46])/3;2)" office:value-type="float" office:value="8.85" calcext:value-type="float">
            <text:p>8.85</text:p>
          </table:table-cell>
          <table:table-cell table:style-name="ce2" table:formula="of:=ROUND((MAX([.G14];[.G30];[.G46]) -  MIN([.G14];[.G30];[.G46])  )/2;2)" office:value-type="float" office:value="0.05" calcext:value-type="float">
            <text:p>0.05</text:p>
          </table:table-cell>
          <table:table-cell table:formula="of:=ROUND(([.E14]+[.E30]+[.E46])/3;2)" office:value-type="float" office:value="3750" calcext:value-type="float">
            <text:p>3750</text:p>
          </table:table-cell>
          <table:table-cell table:formula="of:=(MAX([.E14];[.E30];[.E46]) - MIN([.E14];[.E30];[.E46]) )/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26.24" calcext:value-type="float">
            <text:p>326.24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/>0:08.43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8.43" calcext:value-type="float">
            <text:p>8.43</text:p>
          </table:table-cell>
          <table:table-cell office:value-type="float" office:value="44" calcext:value-type="float">
            <text:p>44</text:p>
          </table:table-cell>
          <table:table-cell table:formula="of:=ROUND(([.B15]+[.B31]+[.B47])/3;2)" office:value-type="float" office:value="327.33" calcext:value-type="float">
            <text:p>327.33</text:p>
          </table:table-cell>
          <table:table-cell table:formula="of:=(MAX([.B15];[.B31];[.B47]) - MIN([.B15];[.B31];[.B47]) )/2" office:value-type="float" office:value="1.85000000000002" calcext:value-type="float">
            <text:p>1.85000000000002</text:p>
          </table:table-cell>
          <table:table-cell table:formula="of:=ROUND(([.C15]+[.C31]+[.C47])/3;2)" office:value-type="float" office:value="18.02" calcext:value-type="float">
            <text:p>18.02</text:p>
          </table:table-cell>
          <table:table-cell table:formula="of:=(MAX([.C15];[.C31];[.C47]) - MIN([.C15];[.C31];[.C47]) )/2" office:value-type="float" office:value="0.595000000000001" calcext:value-type="float">
            <text:p>0.595000000000001</text:p>
          </table:table-cell>
          <table:table-cell table:style-name="ce2" table:formula="of:=ROUND(([.G15]+[.G31]+[.G47])/3;2)" office:value-type="float" office:value="8.7" calcext:value-type="float">
            <text:p>8.7</text:p>
          </table:table-cell>
          <table:table-cell table:style-name="ce2" table:formula="of:=ROUND((MAX([.G15];[.G31];[.G47]) -  MIN([.G15];[.G31];[.G47])  )/2;2)" office:value-type="float" office:value="0.22" calcext:value-type="float">
            <text:p>0.22</text:p>
          </table:table-cell>
          <table:table-cell table:formula="of:=ROUND(([.E15]+[.E31]+[.E47])/3;2)" office:value-type="float" office:value="3971" calcext:value-type="float">
            <text:p>3971</text:p>
          </table:table-cell>
          <table:table-cell table:formula="of:=(MAX([.E15];[.E31];[.E47]) - MIN([.E15];[.E31];[.E47]) )/2"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36.64" calcext:value-type="float">
            <text:p>336.64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<text:s/>0:08.52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<text:s/></text:p>
          </table:table-cell>
          <table:table-cell table:formula="of:=[.D16]*86400" office:value-type="float" office:value="8.52" calcext:value-type="float">
            <text:p>8.52</text:p>
          </table:table-cell>
          <table:table-cell office:value-type="float" office:value="48" calcext:value-type="float">
            <text:p>48</text:p>
          </table:table-cell>
          <table:table-cell table:formula="of:=ROUND(([.B16]+[.B32]+[.B48])/3;2)" office:value-type="float" office:value="333.97" calcext:value-type="float">
            <text:p>333.97</text:p>
          </table:table-cell>
          <table:table-cell table:formula="of:=(MAX([.B16];[.B32];[.B48]) - MIN([.B16];[.B32];[.B48]) )/2" office:value-type="float" office:value="8.06" calcext:value-type="float">
            <text:p>8.06</text:p>
          </table:table-cell>
          <table:table-cell table:formula="of:=ROUND(([.C16]+[.C32]+[.C48])/3;2)" office:value-type="float" office:value="21.46" calcext:value-type="float">
            <text:p>21.46</text:p>
          </table:table-cell>
          <table:table-cell table:formula="of:=(MAX([.C16];[.C32];[.C48]) - MIN([.C16];[.C32];[.C48]) )/2" office:value-type="float" office:value="0.865" calcext:value-type="float">
            <text:p>0.865</text:p>
          </table:table-cell>
          <table:table-cell table:style-name="ce2" table:formula="of:=ROUND(([.G16]+[.G32]+[.G48])/3;2)" office:value-type="float" office:value="8.19" calcext:value-type="float">
            <text:p>8.19</text:p>
          </table:table-cell>
          <table:table-cell table:style-name="ce2" table:formula="of:=ROUND((MAX([.G16];[.G32];[.G48]) -  MIN([.G16];[.G32];[.G48])  )/2;2)" office:value-type="float" office:value="0.3" calcext:value-type="float">
            <text:p>0.3</text:p>
          </table:table-cell>
          <table:table-cell table:formula="of:=ROUND(([.E16]+[.E32]+[.E48])/3;2)" office:value-type="float" office:value="4338" calcext:value-type="float">
            <text:p>4338</text:p>
          </table:table-cell>
          <table:table-cell table:formula="of:=(MAX([.E16];[.E32];[.E48]) - MIN([.E16];[.E32];[.E48]) )/2" office:value-type="float" office:value="112" calcext:value-type="float">
            <text:p>1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.57" calcext:value-type="float">
            <text:p>262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:22.6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62.6" calcext:value-type="float">
            <text:p>262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.17" calcext:value-type="float">
            <text:p>263.1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4:23.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63.27" calcext:value-type="float">
            <text:p>263.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3.69" calcext:value-type="float">
            <text:p>263.6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1:06.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66.19" calcext:value-type="float">
            <text:p>66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6.89" calcext:value-type="float">
            <text:p>266.8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s/>0:33.8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33.82" calcext:value-type="float">
            <text:p>33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6.52" calcext:value-type="float">
            <text:p>266.52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<text:s/>0:22.56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2.56" calcext:value-type="float">
            <text:p>22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9.76" calcext:value-type="float">
            <text:p>269.7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<text:s/>0:17.25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17.25" calcext:value-type="float">
            <text:p>17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72.57" calcext:value-type="float">
            <text:p>272.57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<text:s/>0:14.13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14.13" calcext:value-type="float">
            <text:p>14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79.47" calcext:value-type="float">
            <text:p>279.47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<text:s/>0:12.35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12.35" calcext:value-type="float">
            <text:p>12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10.06" calcext:value-type="float">
            <text:p>310.06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<text:s/>0:11.77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11.77" calcext:value-type="float">
            <text:p>11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5.22" calcext:value-type="float">
            <text:p>305.22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<text:s/>0:10.62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10.62" calcext:value-type="float">
            <text:p>10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09.87" calcext:value-type="float">
            <text:p>309.87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<text:s/>0:09.43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9.43" calcext:value-type="float">
            <text:p>9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5.15" calcext:value-type="float">
            <text:p>315.15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<text:s/>0:08.82</text:p>
          </table:table-cell>
          <table:table-cell office:value-type="float" office:value="3744" calcext:value-type="float">
            <text:p>3744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8.82" calcext:value-type="float">
            <text:p>8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29.73" calcext:value-type="float">
            <text:p>329.73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<text:s/>0:08.86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<text:s/></text:p>
          </table:table-cell>
          <table:table-cell table:formula="of:=[.D31]*86400" office:value-type="float" office:value="8.86" calcext:value-type="float">
            <text:p>8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40.7" calcext:value-type="float">
            <text:p>340.7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<text:s/>0:08.14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<text:s/></text:p>
          </table:table-cell>
          <table:table-cell table:formula="of:=[.D32]*86400" office:value-type="float" office:value="8.14" calcext:value-type="float">
            <text:p>8.14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2.56" calcext:value-type="float">
            <text:p>262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:22.5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2.59" calcext:value-type="float">
            <text:p>262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4.85" calcext:value-type="float">
            <text:p>264.8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4:24.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64.97" calcext:value-type="float">
            <text:p>264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3.67" calcext:value-type="float">
            <text:p>263.6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1:06.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66.19" calcext:value-type="float">
            <text:p>66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7.72" calcext:value-type="float">
            <text:p>267.72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<text:s/>0:33.9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33.9" calcext:value-type="float">
            <text:p>33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66.03" calcext:value-type="float">
            <text:p>266.03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0:22.5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2.51" calcext:value-type="float">
            <text:p>22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69.6" calcext:value-type="float">
            <text:p>269.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<text:s/>0:17.24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17.24" calcext:value-type="float">
            <text:p>17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6.32" calcext:value-type="float">
            <text:p>286.32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<text:s/>0:15.07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15.07" calcext:value-type="float">
            <text:p>15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75.59" calcext:value-type="float">
            <text:p>275.59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<text:s/>0:12.04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12.04" calcext:value-type="float">
            <text:p>12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296.63" calcext:value-type="float">
            <text:p>296.63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<text:s/>0:11.25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11.25" calcext:value-type="float">
            <text:p>11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09.39" calcext:value-type="float">
            <text:p>309.3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0:10.38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10.38" calcext:value-type="float">
            <text:p>10.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07.36" calcext:value-type="float">
            <text:p>307.36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<text:s/>0:09.30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9.3" calcext:value-type="float">
            <text:p>9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18.71" calcext:value-type="float">
            <text:p>318.71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<text:s/>0:08.92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<text:s/></text:p>
          </table:table-cell>
          <table:table-cell table:formula="of:=[.D46]*86400" office:value-type="float" office:value="8.92" calcext:value-type="float">
            <text:p>8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26.03" calcext:value-type="float">
            <text:p>326.03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<text:s/>0:08.80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<text:s/></text:p>
          </table:table-cell>
          <table:table-cell table:formula="of:=[.D47]*86400" office:value-type="float" office:value="8.8" calcext:value-type="float">
            <text:p>8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24.58" calcext:value-type="float">
            <text:p>324.58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<text:s/>0:07.92</text:p>
          </table:table-cell>
          <table:table-cell office:value-type="float" office:value="4368" calcext:value-type="float">
            <text:p>4368</text:p>
          </table:table-cell>
          <table:table-cell office:value-type="string" calcext:value-type="string">
            <text:p><text:s/></text:p>
          </table:table-cell>
          <table:table-cell table:formula="of:=[.D48]*86400" office:value-type="float" office:value="7.92" calcext:value-type="float">
            <text:p>7.9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2:39:54.606956911</dc:date>
    <meta:editing-duration>PT13S</meta:editing-duration>
    <meta:editing-cycles>1</meta:editing-cycles>
    <meta:document-statistic meta:table-count="1" meta:cell-count="428" meta:object-count="0"/>
    <meta:generator>LibreOffice/7.0.2.2$Linux_X86_64 LibreOffice_project/00$Build-2</meta:generator>
  </office:meta>
</office:document-meta>
</file>